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automatic-styles>
    <style:style style:name="P1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fo:background-color="#e0e0e0" loext:padding="0cm" loext:border="none"/>
    </style:style>
    <style:style style:name="P2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3" style:family="paragraph" style:parent-style-name="Preformatted_20_Text">
      <loext:graphic-properties draw:fill="solid" draw:fill-color="#efefef" draw:opacity="100%"/>
      <style:paragraph-properties fo:margin-top="0cm" fo:margin-bottom="0cm" style:contextual-spacing="false" fo:orphans="2" fo:widows="2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.049cm" loext:border="0.06pt solid #888888"/>
    </style:style>
    <style:style style:name="P4" style:family="paragraph" style:parent-style-name="Preformatted_20_Text">
      <loext:graphic-properties draw:fill="solid" draw:fill-color="#efefe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efefef"/>
      <style:text-properties fo:font-variant="normal" fo:text-transform="none" fo:color="#880000" loext:opacity="100%" style:font-name="Consolas1" fo:font-size="7.19999980926514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12.6000003814697pt" fo:letter-spacing="normal" fo:font-style="normal" fo:font-weight="normal" loext:padding="0cm" loext:border="none"/>
    </style:style>
    <style:style style:name="P6" style:family="paragraph" style:parent-style-name="Standard">
      <style:paragraph-properties fo:margin-left="0cm" fo:margin-right="0cm" fo:margin-top="0cm" fo:margin-bottom="0cm" style:contextual-spacing="false" fo:text-align="center" style:justify-single-word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8" style:family="paragraph" style:parent-style-name="Standard">
      <style:paragraph-properties fo:margin-top="0cm" fo:margin-bottom="0.499cm" style:contextual-spacing="false" fo:text-align="center" style:justify-single-word="false" fo:orphans="2" fo:widows="2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1" style:family="paragraph" style:parent-style-name="Text_20_body" style:list-style-name="L2"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2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222222" loext:opacity="100%" style:font-name="helvetica neue" fo:font-size="8.39999961853027pt" fo:letter-spacing="normal" fo:font-style="normal" fo:font-weight="normal" loext:padding="0cm" loext:border="none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8.39999961853027pt" fo:letter-spacing="normal" fo:font-style="normal" fo:font-weight="bold" loext:padding="0cm" loext:border="none"/>
    </style:style>
    <style:style style:name="P14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222222" loext:opacity="100%" style:font-name="helvetica neue" fo:font-size="9.60000038146973pt" fo:letter-spacing="normal" fo:font-style="normal" fo:font-weight="bold" loext:padding="0cm" loext:border="none"/>
    </style:style>
    <style:style style:name="P15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text-transform="lowercase" fo:color="#222222" loext:opacity="100%" style:font-name="Consolas" fo:letter-spacing="normal" fo:font-style="normal" fo:font-weight="bold" loext:padding-left="0cm" loext:padding-right="0cm" loext:padding-top="0cm" loext:padding-bottom="0.049cm" loext:border-left="none" loext:border-right="none" loext:border-top="none" loext:border-bottom="0.06pt solid #888888"/>
    </style:style>
    <style:style style:name="P16" style:family="paragraph" style:parent-style-name="Text_20_body">
      <style:paragraph-properties fo:margin-left="0.021cm" fo:margin-right="0.021cm" fo:margin-top="0.021cm" fo:margin-bottom="0.021cm" style:contextual-spacing="false" fo:line-height="110%" fo:orphans="2" fo:widows="2" fo:text-indent="0cm" style:auto-text-indent="false"/>
      <style:text-properties fo:color="#888888" loext:opacity="100%" loext:padding="0.064cm" loext:border="0.06pt solid #b9b9b9"/>
    </style:style>
    <style:style style:name="T1" style:family="text">
      <style:text-properties fo:color="#000000" loext:opacity="100%" style:text-line-through-style="none" style:text-line-through-type="none" style:font-name="MathJax Math-italic" fo:font-size="9.60000038146973pt" style:text-underline-style="none" style:text-blinking="false"/>
    </style:style>
    <style:style style:name="T2" style:family="text">
      <style:text-properties fo:color="#000000" loext:opacity="100%" style:text-line-through-style="none" style:text-line-through-type="none" style:font-name="MathJax Math-italic" fo:font-size="6.59999990463257pt" style:text-underline-style="none" style:text-blinking="false"/>
    </style:style>
    <style:style style:name="T3" style:family="text">
      <style:text-properties fo:color="#000000" loext:opacity="100%" style:text-line-through-style="none" style:text-line-through-type="none" style:text-underline-style="none" style:text-blinking="false"/>
    </style:style>
    <style:style style:name="T4" style:family="text">
      <style:text-properties fo:color="#000000" loext:opacity="100%" style:text-line-through-style="none" style:text-line-through-type="none" style:font-name="MathJax Main" fo:font-size="9.60000038146973pt" style:text-underline-style="none" style:text-blinking="false"/>
    </style:style>
    <style:style style:name="T5" style:family="text">
      <style:text-properties fo:color="#000000" loext:opacity="100%" style:text-line-through-style="none" style:text-line-through-type="none" style:font-name="MathJax Main" fo:font-size="6.59999990463257pt" style:text-underline-style="none" style:text-blinking="false"/>
    </style:style>
    <style:style style:name="T6" style:family="text">
      <style:text-properties fo:color="#000000" loext:opacity="100%" style:text-line-through-style="none" style:text-line-through-type="none" fo:font-size="9.60000038146973pt" style:text-underline-style="none" style:text-blinking="false"/>
    </style:style>
    <style:style style:name="T7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-0.499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-0.499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Jellyfish and Undertale</text:p>
      <text:p text:style-name="P6">time limit per test</text:p>
      <text:p text:style-name="P7">1 second</text:p>
      <text:p text:style-name="P6">memory limit per test</text:p>
      <text:p text:style-name="P7">256 megabytes</text:p>
      <text:p text:style-name="P6">input</text:p>
      <text:p text:style-name="P7">standard input</text:p>
      <text:p text:style-name="P6">output</text:p>
      <text:p text:style-name="P8">standard output</text:p>
      <text:p text:style-name="P12">Flowey has planted a bomb in Snowdin!</text:p>
      <text:p text:style-name="P9">The bomb has a timer that is initially set to <text:bookmark text:name="MathJax-Element-1-Frame"/><text:bookmark text:name="MathJax-Span-1"/><text:bookmark text:name="MathJax-Span-2"/><text:bookmark text:name="MathJax-Span-3"/><text:span text:style-name="T1">b</text:span><text:span text:style-name="T3">�</text:span>. Every second, the timer will decrease by <text:bookmark text:name="MathJax-Element-2-Frame"/><text:bookmark text:name="MathJax-Span-4"/><text:bookmark text:name="MathJax-Span-5"/><text:bookmark text:name="MathJax-Span-6"/><text:span text:style-name="T4">1</text:span><text:span text:style-name="T3">1</text:span>. When the timer reaches <text:bookmark text:name="MathJax-Element-3-Frame"/><text:bookmark text:name="MathJax-Span-7"/><text:bookmark text:name="MathJax-Span-8"/><text:bookmark text:name="MathJax-Span-9"/><text:span text:style-name="T4">0</text:span><text:span text:style-name="T3">0</text:span>, the bomb will explode! To give the residents of Snowdin enough time to evacuate, you will need to delay the bomb from exploding for as long as possible.</text:p>
      <text:p text:style-name="P9">You have <text:bookmark text:name="MathJax-Element-4-Frame"/><text:bookmark text:name="MathJax-Span-10"/><text:bookmark text:name="MathJax-Span-11"/><text:bookmark text:name="MathJax-Span-12"/><text:span text:style-name="T1">n</text:span><text:span text:style-name="T3">�</text:span> tools. Each tool can only be used <text:span text:style-name="T7">at most</text:span> once. If you use the <text:bookmark text:name="MathJax-Element-5-Frame"/><text:bookmark text:name="MathJax-Span-13"/><text:bookmark text:name="MathJax-Span-14"/><text:bookmark text:name="MathJax-Span-15"/><text:span text:style-name="T1">i</text:span><text:span text:style-name="T3">�</text:span>-th tool, the timer will increase by <text:bookmark text:name="MathJax-Element-6-Frame"/><text:bookmark text:name="MathJax-Span-16"/><text:bookmark text:name="MathJax-Span-17"/><text:bookmark text:name="MathJax-Span-18"/><text:bookmark text:name="MathJax-Span-19"/><text:span text:style-name="T1">x</text:span><text:bookmark text:name="MathJax-Span-20"/><text:span text:style-name="T2">i</text:span><text:span text:style-name="T3">��</text:span>. However, if the timer is changed to an integer larger than <text:bookmark text:name="MathJax-Element-7-Frame"/><text:bookmark text:name="MathJax-Span-21"/><text:bookmark text:name="MathJax-Span-22"/><text:bookmark text:name="MathJax-Span-23"/><text:span text:style-name="T1">a</text:span><text:span text:style-name="T3">�</text:span>, the timer will be set to <text:bookmark text:name="MathJax-Element-8-Frame"/><text:bookmark text:name="MathJax-Span-24"/><text:bookmark text:name="MathJax-Span-25"/><text:bookmark text:name="MathJax-Span-26"/><text:span text:style-name="T1">a</text:span><text:span text:style-name="T3">�</text:span> due to a bug.</text:p>
      <text:p text:style-name="P12">More specifically, the following events will happen every second in the following order:</text:p>
      <text:list xml:id="list91018562" text:style-name="L1">
        <text:list-item>
          <text:p text:style-name="P10">You will choose some (possibly none) of your tools that have not been used before. If you choose the <text:bookmark text:name="MathJax-Element-9-Frame"/><text:bookmark text:name="MathJax-Span-27"/><text:bookmark text:name="MathJax-Span-28"/><text:bookmark text:name="MathJax-Span-29"/><text:span text:style-name="T1">i</text:span><text:span text:style-name="T3">�</text:span>-th tool, and the bomb's timer is currently set to <text:bookmark text:name="MathJax-Element-10-Frame"/><text:bookmark text:name="MathJax-Span-30"/><text:bookmark text:name="MathJax-Span-31"/><text:bookmark text:name="MathJax-Span-32"/><text:span text:style-name="T1">c</text:span><text:span text:style-name="T3">�</text:span>, the timer will be changed to <text:bookmark text:name="MathJax-Element-11-Frame"/><text:bookmark text:name="MathJax-Span-33"/><text:bookmark text:name="MathJax-Span-34"/><text:bookmark text:name="MathJax-Span-35"/><text:span text:style-name="T4">min</text:span><text:bookmark text:name="MathJax-Span-36"/><text:span text:style-name="T4">(</text:span><text:bookmark text:name="MathJax-Span-37"/><text:span text:style-name="T1">c</text:span><text:bookmark text:name="MathJax-Span-38"/><text:span text:style-name="T4">+</text:span><text:bookmark text:name="MathJax-Span-39"/><text:bookmark text:name="MathJax-Span-40"/><text:span text:style-name="T1">x</text:span><text:bookmark text:name="MathJax-Span-41"/><text:span text:style-name="T2">i</text:span><text:bookmark text:name="MathJax-Span-42"/><text:span text:style-name="T4">,</text:span><text:bookmark text:name="MathJax-Span-43"/><text:span text:style-name="T1">a</text:span><text:bookmark text:name="MathJax-Span-44"/><text:span text:style-name="T4">)</text:span><text:span text:style-name="T3">min(�+��,�)</text:span>.</text:p>
        </text:list-item>
        <text:list-item>
          <text:p text:style-name="P10">The timer decreases by <text:bookmark text:name="MathJax-Element-12-Frame"/><text:bookmark text:name="MathJax-Span-45"/><text:bookmark text:name="MathJax-Span-46"/><text:bookmark text:name="MathJax-Span-47"/><text:span text:style-name="T4">1</text:span><text:span text:style-name="T3">1</text:span>.</text:p>
        </text:list-item>
        <text:list-item>
          <text:p text:style-name="P10">If the timer reaches <text:bookmark text:name="MathJax-Element-13-Frame"/><text:bookmark text:name="MathJax-Span-48"/><text:bookmark text:name="MathJax-Span-49"/><text:bookmark text:name="MathJax-Span-50"/><text:span text:style-name="T4">0</text:span><text:span text:style-name="T3">0</text:span>, the bomb explodes.</text:p>
        </text:list-item>
      </text:list>
      <text:p text:style-name="P12">Jellyfish now wants to know the maximum time in seconds until the bomb explodes if the tools are used optimally.</text:p>
      <text:p text:style-name="P14">Input</text:p>
      <text:p text:style-name="P9">Each test contains multiple test cases. The first line contains the number of test cases <text:bookmark text:name="MathJax-Element-14-Frame"/><text:bookmark text:name="MathJax-Span-51"/><text:bookmark text:name="MathJax-Span-52"/><text:bookmark text:name="MathJax-Span-53"/><text:span text:style-name="T1">t</text:span><text:span text:style-name="T3">�</text:span> (<text:bookmark text:name="MathJax-Element-15-Frame"/><text:bookmark text:name="MathJax-Span-54"/><text:bookmark text:name="MathJax-Span-55"/><text:bookmark text:name="MathJax-Span-56"/><text:span text:style-name="T4">1</text:span><text:bookmark text:name="MathJax-Span-57"/><text:span text:style-name="T6">≤</text:span><text:bookmark text:name="MathJax-Span-58"/><text:span text:style-name="T1">t</text:span><text:bookmark text:name="MathJax-Span-59"/><text:span text:style-name="T6">≤</text:span><text:bookmark text:name="MathJax-Span-60"/><text:span text:style-name="T4">2000</text:span><text:span text:style-name="T3">1≤�≤2000</text:span>). The description of the test cases follows.</text:p>
      <text:p text:style-name="P9">The first line of each test case contains three integers <text:bookmark text:name="MathJax-Element-16-Frame"/><text:bookmark text:name="MathJax-Span-61"/><text:bookmark text:name="MathJax-Span-62"/><text:bookmark text:name="MathJax-Span-63"/><text:span text:style-name="T1">a</text:span><text:span text:style-name="T3">�</text:span>, <text:bookmark text:name="MathJax-Element-17-Frame"/><text:bookmark text:name="MathJax-Span-64"/><text:bookmark text:name="MathJax-Span-65"/><text:bookmark text:name="MathJax-Span-66"/><text:span text:style-name="T1">b</text:span><text:span text:style-name="T3">�</text:span> and <text:bookmark text:name="MathJax-Element-18-Frame"/><text:bookmark text:name="MathJax-Span-67"/><text:bookmark text:name="MathJax-Span-68"/><text:bookmark text:name="MathJax-Span-69"/><text:span text:style-name="T1">n</text:span><text:span text:style-name="T3">�</text:span> (<text:bookmark text:name="MathJax-Element-19-Frame"/><text:bookmark text:name="MathJax-Span-70"/><text:bookmark text:name="MathJax-Span-71"/><text:bookmark text:name="MathJax-Span-72"/><text:span text:style-name="T4">1</text:span><text:bookmark text:name="MathJax-Span-73"/><text:span text:style-name="T6">≤</text:span><text:bookmark text:name="MathJax-Span-74"/><text:span text:style-name="T1">b</text:span><text:bookmark text:name="MathJax-Span-75"/><text:span text:style-name="T6">≤</text:span><text:bookmark text:name="MathJax-Span-76"/><text:span text:style-name="T1">a</text:span><text:bookmark text:name="MathJax-Span-77"/><text:span text:style-name="T6">≤</text:span><text:bookmark text:name="MathJax-Span-78"/><text:bookmark text:name="MathJax-Span-79"/><text:span text:style-name="T4">10</text:span><text:bookmark text:name="MathJax-Span-80"/><text:span text:style-name="T5">9</text:span><text:span text:style-name="T3">1≤�≤�≤109</text:span>, <text:bookmark text:name="MathJax-Element-20-Frame"/><text:bookmark text:name="MathJax-Span-81"/><text:bookmark text:name="MathJax-Span-82"/><text:bookmark text:name="MathJax-Span-83"/><text:span text:style-name="T4">1</text:span><text:bookmark text:name="MathJax-Span-84"/><text:span text:style-name="T6">≤</text:span><text:bookmark text:name="MathJax-Span-85"/><text:span text:style-name="T1">n</text:span><text:bookmark text:name="MathJax-Span-86"/><text:span text:style-name="T6">≤</text:span><text:bookmark text:name="MathJax-Span-87"/><text:span text:style-name="T4">100</text:span><text:span text:style-name="T3">1≤�≤100</text:span>) — the maximum value of the bomb's timer, the initial value of the timer of the bomb and the number of tools.</text:p>
      <text:p text:style-name="P9">The second line of each test contains <text:bookmark text:name="MathJax-Element-21-Frame"/><text:bookmark text:name="MathJax-Span-88"/><text:bookmark text:name="MathJax-Span-89"/><text:bookmark text:name="MathJax-Span-90"/><text:span text:style-name="T1">n</text:span><text:span text:style-name="T3">�</text:span> integers <text:bookmark text:name="MathJax-Element-22-Frame"/><text:bookmark text:name="MathJax-Span-91"/><text:bookmark text:name="MathJax-Span-92"/><text:bookmark text:name="MathJax-Span-93"/><text:bookmark text:name="MathJax-Span-94"/><text:span text:style-name="T1">x</text:span><text:bookmark text:name="MathJax-Span-95"/><text:span text:style-name="T5">1</text:span><text:bookmark text:name="MathJax-Span-96"/><text:span text:style-name="T4">,</text:span><text:bookmark text:name="MathJax-Span-97"/><text:bookmark text:name="MathJax-Span-98"/><text:span text:style-name="T1">x</text:span><text:bookmark text:name="MathJax-Span-99"/><text:span text:style-name="T5">2</text:span><text:bookmark text:name="MathJax-Span-100"/><text:span text:style-name="T4">,</text:span><text:bookmark text:name="MathJax-Span-101"/><text:span text:style-name="T6">…</text:span><text:bookmark text:name="MathJax-Span-102"/><text:span text:style-name="T4">,</text:span><text:bookmark text:name="MathJax-Span-103"/><text:bookmark text:name="MathJax-Span-104"/><text:span text:style-name="T1">x</text:span><text:bookmark text:name="MathJax-Span-105"/><text:span text:style-name="T2">n</text:span><text:span text:style-name="T3">�1,�2,…,��</text:span> (<text:bookmark text:name="MathJax-Element-23-Frame"/><text:bookmark text:name="MathJax-Span-106"/><text:bookmark text:name="MathJax-Span-107"/><text:bookmark text:name="MathJax-Span-108"/><text:span text:style-name="T4">1</text:span><text:bookmark text:name="MathJax-Span-109"/><text:span text:style-name="T6">≤</text:span><text:bookmark text:name="MathJax-Span-110"/><text:bookmark text:name="MathJax-Span-111"/><text:span text:style-name="T1">x</text:span><text:bookmark text:name="MathJax-Span-112"/><text:span text:style-name="T2">i</text:span><text:bookmark text:name="MathJax-Span-113"/><text:span text:style-name="T6">≤</text:span><text:bookmark text:name="MathJax-Span-114"/><text:bookmark text:name="MathJax-Span-115"/><text:span text:style-name="T4">10</text:span><text:bookmark text:name="MathJax-Span-116"/><text:span text:style-name="T5">9</text:span><text:span text:style-name="T3">1≤��≤109</text:span>) — the number the timer can increase by using the <text:bookmark text:name="MathJax-Element-24-Frame"/><text:bookmark text:name="MathJax-Span-117"/><text:bookmark text:name="MathJax-Span-118"/><text:bookmark text:name="MathJax-Span-119"/><text:span text:style-name="T1">i</text:span><text:span text:style-name="T3">�</text:span>-th tool.</text:p>
      <text:p text:style-name="P9">Note that the sum of <text:bookmark text:name="MathJax-Element-25-Frame"/><text:bookmark text:name="MathJax-Span-120"/><text:bookmark text:name="MathJax-Span-121"/><text:bookmark text:name="MathJax-Span-122"/><text:span text:style-name="T1">n</text:span><text:span text:style-name="T3">�</text:span> over all test cases is not bounded.</text:p>
      <text:p text:style-name="P14">Output</text:p>
      <text:p text:style-name="P12">For each test case, output a single integer — the maximum time in seconds until the bomb explodes.</text:p>
      <text:p text:style-name="P13">Example</text:p>
      <text:p text:style-name="P15">input</text:p>
      <text:section text:style-name="Sect1" text:name="id005033265857951275">
        <text:p text:style-name="P16">Copy</text:p>
      </text:section>
      <text:p text:style-name="P1"><text:bookmark text:name="id006649756902993991"/>2</text:p>
      <text:p text:style-name="P4">5 3 3</text:p>
      <text:p text:style-name="P4">1 1 7</text:p>
      <text:p text:style-name="P1">7 1 5</text:p>
      <text:p text:style-name="P1">1 2 5 6 8</text:p>
      <text:p text:style-name="P15">output</text:p>
      <text:section text:style-name="Sect1" text:name="id00577208558638729">
        <text:p text:style-name="P16">Copy</text:p>
      </text:section>
      <text:p text:style-name="P2"><text:bookmark text:name="id00274171641478145"/>9</text:p>
      <text:p text:style-name="P3">21</text:p>
      <text:p text:style-name="P14">Note</text:p>
      <text:p text:style-name="P9">Let <text:bookmark text:name="MathJax-Element-26-Frame"/><text:bookmark text:name="MathJax-Span-123"/><text:bookmark text:name="MathJax-Span-124"/><text:bookmark text:name="MathJax-Span-125"/><text:span text:style-name="T1">c</text:span><text:span text:style-name="T3">�</text:span> denote the value of the bomb's timer. In the first test case:</text:p>
      <text:list xml:id="list3812416301" text:style-name="L2">
        <text:list-item>
          <text:p text:style-name="P11">Second <text:bookmark text:name="MathJax-Element-27-Frame"/><text:bookmark text:name="MathJax-Span-126"/><text:bookmark text:name="MathJax-Span-127"/><text:bookmark text:name="MathJax-Span-128"/><text:span text:style-name="T4">1</text:span><text:span text:style-name="T3">1</text:span>: choose tool <text:bookmark text:name="MathJax-Element-28-Frame"/><text:bookmark text:name="MathJax-Span-129"/><text:bookmark text:name="MathJax-Span-130"/><text:bookmark text:name="MathJax-Span-131"/><text:span text:style-name="T4">1</text:span><text:span text:style-name="T3">1</text:span> and <text:bookmark text:name="MathJax-Element-29-Frame"/><text:bookmark text:name="MathJax-Span-132"/><text:bookmark text:name="MathJax-Span-133"/><text:bookmark text:name="MathJax-Span-134"/><text:span text:style-name="T4">2</text:span><text:span text:style-name="T3">2</text:span> at this second, then <text:bookmark text:name="MathJax-Element-30-Frame"/><text:bookmark text:name="MathJax-Span-135"/><text:bookmark text:name="MathJax-Span-136"/><text:bookmark text:name="MathJax-Span-137"/><text:span text:style-name="T1">c</text:span><text:bookmark text:name="MathJax-Span-138"/><text:span text:style-name="T4">=</text:span><text:bookmark text:name="MathJax-Span-139"/><text:span text:style-name="T4">5</text:span><text:span text:style-name="T3">�=5</text:span>; the timer decreases by <text:bookmark text:name="MathJax-Element-31-Frame"/><text:bookmark text:name="MathJax-Span-140"/><text:bookmark text:name="MathJax-Span-141"/><text:bookmark text:name="MathJax-Span-142"/><text:span text:style-name="T4">1</text:span><text:span text:style-name="T3">1</text:span>, then <text:bookmark text:name="MathJax-Element-32-Frame"/><text:bookmark text:name="MathJax-Span-143"/><text:bookmark text:name="MathJax-Span-144"/><text:bookmark text:name="MathJax-Span-145"/><text:span text:style-name="T1">c</text:span><text:bookmark text:name="MathJax-Span-146"/><text:span text:style-name="T4">=</text:span><text:bookmark text:name="MathJax-Span-147"/><text:span text:style-name="T4">4</text:span><text:span text:style-name="T3">�=4</text:span>.</text:p>
        </text:list-item>
        <text:list-item>
          <text:p text:style-name="P11">Second <text:bookmark text:name="MathJax-Element-33-Frame"/><text:bookmark text:name="MathJax-Span-148"/><text:bookmark text:name="MathJax-Span-149"/><text:bookmark text:name="MathJax-Span-150"/><text:span text:style-name="T4">2</text:span><text:span text:style-name="T3">2</text:span>: the timer decreases by <text:bookmark text:name="MathJax-Element-34-Frame"/><text:bookmark text:name="MathJax-Span-151"/><text:bookmark text:name="MathJax-Span-152"/><text:bookmark text:name="MathJax-Span-153"/><text:span text:style-name="T4">1</text:span><text:span text:style-name="T3">1</text:span>, then <text:bookmark text:name="MathJax-Element-35-Frame"/><text:bookmark text:name="MathJax-Span-154"/><text:bookmark text:name="MathJax-Span-155"/><text:bookmark text:name="MathJax-Span-156"/><text:span text:style-name="T1">c</text:span><text:bookmark text:name="MathJax-Span-157"/><text:span text:style-name="T4">=</text:span><text:bookmark text:name="MathJax-Span-158"/><text:span text:style-name="T4">3</text:span><text:span text:style-name="T3">�=3</text:span>.</text:p>
        </text:list-item>
        <text:list-item>
          <text:p text:style-name="P11">Second <text:bookmark text:name="MathJax-Element-36-Frame"/><text:bookmark text:name="MathJax-Span-159"/><text:bookmark text:name="MathJax-Span-160"/><text:bookmark text:name="MathJax-Span-161"/><text:span text:style-name="T4">3</text:span><text:span text:style-name="T3">3</text:span>: the timer decreases by <text:bookmark text:name="MathJax-Element-37-Frame"/><text:bookmark text:name="MathJax-Span-162"/><text:bookmark text:name="MathJax-Span-163"/><text:bookmark text:name="MathJax-Span-164"/><text:span text:style-name="T4">1</text:span><text:span text:style-name="T3">1</text:span>, then <text:bookmark text:name="MathJax-Element-38-Frame"/><text:bookmark text:name="MathJax-Span-165"/><text:bookmark text:name="MathJax-Span-166"/><text:bookmark text:name="MathJax-Span-167"/><text:span text:style-name="T1">c</text:span><text:bookmark text:name="MathJax-Span-168"/><text:span text:style-name="T4">=</text:span><text:bookmark text:name="MathJax-Span-169"/><text:span text:style-name="T4">2</text:span><text:span text:style-name="T3">�=2</text:span>.</text:p>
        </text:list-item>
        <text:list-item>
          <text:p text:style-name="P11">Second <text:bookmark text:name="MathJax-Element-39-Frame"/><text:bookmark text:name="MathJax-Span-170"/><text:bookmark text:name="MathJax-Span-171"/><text:bookmark text:name="MathJax-Span-172"/><text:span text:style-name="T4">4</text:span><text:span text:style-name="T3">4</text:span>: the timer decreases by <text:bookmark text:name="MathJax-Element-40-Frame"/><text:bookmark text:name="MathJax-Span-173"/><text:bookmark text:name="MathJax-Span-174"/><text:bookmark text:name="MathJax-Span-175"/><text:span text:style-name="T4">1</text:span><text:span text:style-name="T3">1</text:span>, then <text:bookmark text:name="MathJax-Element-41-Frame"/><text:bookmark text:name="MathJax-Span-176"/><text:bookmark text:name="MathJax-Span-177"/><text:bookmark text:name="MathJax-Span-178"/><text:span text:style-name="T1">c</text:span><text:bookmark text:name="MathJax-Span-179"/><text:span text:style-name="T4">=</text:span><text:bookmark text:name="MathJax-Span-180"/><text:span text:style-name="T4">1</text:span><text:span text:style-name="T3">�=1</text:span>.</text:p>
        </text:list-item>
        <text:list-item>
          <text:p text:style-name="P11">Second <text:bookmark text:name="MathJax-Element-42-Frame"/><text:bookmark text:name="MathJax-Span-181"/><text:bookmark text:name="MathJax-Span-182"/><text:bookmark text:name="MathJax-Span-183"/><text:span text:style-name="T4">5</text:span><text:span text:style-name="T3">5</text:span>: choose tool <text:bookmark text:name="MathJax-Element-43-Frame"/><text:bookmark text:name="MathJax-Span-184"/><text:bookmark text:name="MathJax-Span-185"/><text:bookmark text:name="MathJax-Span-186"/><text:span text:style-name="T4">3</text:span><text:span text:style-name="T3">3</text:span>, then <text:bookmark text:name="MathJax-Element-44-Frame"/><text:bookmark text:name="MathJax-Span-187"/><text:bookmark text:name="MathJax-Span-188"/><text:bookmark text:name="MathJax-Span-189"/><text:span text:style-name="T1">c</text:span><text:bookmark text:name="MathJax-Span-190"/><text:span text:style-name="T4">=</text:span><text:bookmark text:name="MathJax-Span-191"/><text:span text:style-name="T4">5</text:span><text:span text:style-name="T3">�=5</text:span>; the timer decreases by <text:bookmark text:name="MathJax-Element-45-Frame"/><text:bookmark text:name="MathJax-Span-192"/><text:bookmark text:name="MathJax-Span-193"/><text:bookmark text:name="MathJax-Span-194"/><text:span text:style-name="T4">1</text:span><text:span text:style-name="T3">1</text:span>, then <text:bookmark text:name="MathJax-Element-46-Frame"/><text:bookmark text:name="MathJax-Span-195"/><text:bookmark text:name="MathJax-Span-196"/><text:bookmark text:name="MathJax-Span-197"/><text:span text:style-name="T1">c</text:span><text:bookmark text:name="MathJax-Span-198"/><text:span text:style-name="T4">=</text:span><text:bookmark text:name="MathJax-Span-199"/><text:span text:style-name="T4">4</text:span><text:span text:style-name="T3">�=4</text:span>.</text:p>
        </text:list-item>
        <text:list-item>
          <text:p text:style-name="P11">Second <text:bookmark text:name="MathJax-Element-47-Frame"/><text:bookmark text:name="MathJax-Span-200"/><text:bookmark text:name="MathJax-Span-201"/><text:bookmark text:name="MathJax-Span-202"/><text:span text:style-name="T4">6</text:span><text:span text:style-name="T3">6</text:span>: the timer decreases by <text:bookmark text:name="MathJax-Element-48-Frame"/><text:bookmark text:name="MathJax-Span-203"/><text:bookmark text:name="MathJax-Span-204"/><text:bookmark text:name="MathJax-Span-205"/><text:span text:style-name="T4">1</text:span><text:span text:style-name="T3">1</text:span>, then <text:bookmark text:name="MathJax-Element-49-Frame"/><text:bookmark text:name="MathJax-Span-206"/><text:bookmark text:name="MathJax-Span-207"/><text:bookmark text:name="MathJax-Span-208"/><text:span text:style-name="T1">c</text:span><text:bookmark text:name="MathJax-Span-209"/><text:span text:style-name="T4">=</text:span><text:bookmark text:name="MathJax-Span-210"/><text:span text:style-name="T4">3</text:span><text:span text:style-name="T3">�=3</text:span>.</text:p>
        </text:list-item>
        <text:list-item>
          <text:p text:style-name="P11">Second <text:bookmark text:name="MathJax-Element-50-Frame"/><text:bookmark text:name="MathJax-Span-211"/><text:bookmark text:name="MathJax-Span-212"/><text:bookmark text:name="MathJax-Span-213"/><text:span text:style-name="T4">7</text:span><text:span text:style-name="T3">7</text:span>: the timer decreases by <text:bookmark text:name="MathJax-Element-51-Frame"/><text:bookmark text:name="MathJax-Span-214"/><text:bookmark text:name="MathJax-Span-215"/><text:bookmark text:name="MathJax-Span-216"/><text:span text:style-name="T4">1</text:span><text:span text:style-name="T3">1</text:span>, then <text:bookmark text:name="MathJax-Element-52-Frame"/><text:bookmark text:name="MathJax-Span-217"/><text:bookmark text:name="MathJax-Span-218"/><text:bookmark text:name="MathJax-Span-219"/><text:span text:style-name="T1">c</text:span><text:bookmark text:name="MathJax-Span-220"/><text:span text:style-name="T4">=</text:span><text:bookmark text:name="MathJax-Span-221"/><text:span text:style-name="T4">2</text:span><text:span text:style-name="T3">�=2</text:span>.</text:p>
        </text:list-item>
        <text:list-item>
          <text:p text:style-name="P11">Second <text:bookmark text:name="MathJax-Element-53-Frame"/><text:bookmark text:name="MathJax-Span-222"/><text:bookmark text:name="MathJax-Span-223"/><text:bookmark text:name="MathJax-Span-224"/><text:span text:style-name="T4">8</text:span><text:span text:style-name="T3">8</text:span>: the timer decreases by <text:bookmark text:name="MathJax-Element-54-Frame"/><text:bookmark text:name="MathJax-Span-225"/><text:bookmark text:name="MathJax-Span-226"/><text:bookmark text:name="MathJax-Span-227"/><text:span text:style-name="T4">1</text:span><text:span text:style-name="T3">1</text:span>, then <text:bookmark text:name="MathJax-Element-55-Frame"/><text:bookmark text:name="MathJax-Span-228"/><text:bookmark text:name="MathJax-Span-229"/><text:bookmark text:name="MathJax-Span-230"/><text:span text:style-name="T1">c</text:span><text:bookmark text:name="MathJax-Span-231"/><text:span text:style-name="T4">=</text:span><text:bookmark text:name="MathJax-Span-232"/><text:span text:style-name="T4">1</text:span><text:span text:style-name="T3">�=1</text:span>.</text:p>
        </text:list-item>
        <text:list-item>
          <text:p text:style-name="P11">Second <text:bookmark text:name="MathJax-Element-56-Frame"/><text:bookmark text:name="MathJax-Span-233"/><text:bookmark text:name="MathJax-Span-234"/><text:bookmark text:name="MathJax-Span-235"/><text:span text:style-name="T4">9</text:span><text:span text:style-name="T3">9</text:span>: the timer decreases by <text:bookmark text:name="MathJax-Element-57-Frame"/><text:bookmark text:name="MathJax-Span-236"/><text:bookmark text:name="MathJax-Span-237"/><text:bookmark text:name="MathJax-Span-238"/><text:span text:style-name="T4">1</text:span><text:span text:style-name="T3">1</text:span>, then <text:bookmark text:name="MathJax-Element-58-Frame"/><text:bookmark text:name="MathJax-Span-239"/><text:bookmark text:name="MathJax-Span-240"/><text:bookmark text:name="MathJax-Span-241"/><text:span text:style-name="T1">c</text:span><text:bookmark text:name="MathJax-Span-242"/><text:span text:style-name="T4">=</text:span><text:bookmark text:name="MathJax-Span-243"/><text:span text:style-name="T4">0</text:span><text:span text:style-name="T3">�=0</text:span>. The bomb explodes.</text:p>
        </text:list-item>
      </text:list>
      <text:p text:style-name="P9">It can be proved that there is no way to use the tools such that the bomb explodes after more than <text:bookmark text:name="MathJax-Element-59-Frame"/><text:bookmark text:name="MathJax-Span-244"/><text:bookmark text:name="MathJax-Span-245"/><text:bookmark text:name="MathJax-Span-246"/><text:span text:style-name="T4">9</text:span><text:span text:style-name="T3">9</text:span> seconds.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nsolas" svg:font-family="Consolas, 'lucida console', 'andale mono', 'bitstream vera sans mono', 'courier new', Courier"/>
    <style:font-face style:name="Consolas1" svg:font-family="Consolas, 'lucida console', 'andale mono', 'bitstream vera sans mono', 'courier new', Courier, monospace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thJax Main" svg:font-family="'MathJax Main'"/>
    <style:font-face style:name="MathJax Math-italic" svg:font-family="'MathJax Math-italic'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helvetica neue" svg:font-family="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9-30T13:07:10.583000000</dc:date>
    <meta:editing-duration>PT12S</meta:editing-duration>
    <meta:editing-cycles>1</meta:editing-cycles>
    <meta:document-statistic meta:table-count="0" meta:image-count="0" meta:object-count="0" meta:page-count="1" meta:paragraph-count="48" meta:word-count="497" meta:character-count="2626" meta:non-whitespace-character-count="2186"/>
    <meta:generator>LibreOffice/7.2.2.2$Windows_X86_64 LibreOffice_project/02b2acce88a210515b4a5bb2e46cbfb63fe97d56</meta:generator>
  </office:meta>
</office:document-meta>
</file>